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00ff" fo:font-style="normal" style:font-style-asian="normal" style:font-style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style:use-window-font-color="true" fo:font-style="italic" fo:background-color="transparent" style:font-style-asian="italic" style:font-style-complex="italic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color="#0000ff" fo:font-style="normal" style:font-style-asian="normal" style:font-style-complex="normal"/>
    </style:style>
    <style:style style:name="P9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Dem Features</text:p>
      <text:p text:style-name="Horizontal_20_Line"/>
      <text:p text:style-name="Standard">Includes:</text:p>
      <text:p text:style-name="P5">stdio.h</text:p>
      <text:p text:style-name="P5">stdlib.h </text:p>
      <text:p text:style-name="P5">math.h </text:p>
      <text:p text:style-name="P5">string </text:p>
      <text:p text:style-name="P5">iostream </text:p>
      <text:p text:style-name="P5">fstream </text:p>
      <text:p text:style-name="P5">vector </text:p>
      <text:p text:style-name="P5">"MatchingPoints.h" </text:p>
      <text:p text:style-name="P5">"Matrix.h" </text:p>
      <text:p text:style-name="Horizontal_20_Line"/>
      <text:p text:style-name="P2">Methods:</text:p>
      <text:p text:style-name="P5">private: </text:p>
      <text:p text:style-name="P5"><text:s text:c="5"/></text:p>
      <text:p text:style-name="P5">int loadFeatSp165(char *filename, bool append); </text:p>
      <text:p text:style-name="P5">int saveFeatSp165(char *filename, bool append); </text:p>
      <text:p text:style-name="P5">void convertClassesIdsFromSp165(); </text:p>
      <text:p text:style-name="P5">int getClassIdToSp165(int new_class); </text:p>
      <text:p text:style-name="P5">void createClassesFromSp165(); </text:p>
      <text:p text:style-name="P5">void calculateFeaturesAttributes(); </text:p>
      <text:p text:style-name="P5">void calculateFeatureAttributes(int featid); </text:p>
      <text:p text:style-name="P5">void calculateCentroid(int featid); </text:p>
      <text:p text:style-name="P5">void calculatePerimeter(int featid); </text:p>
      <text:p text:style-name="P5">void calculateArea(int featid); </text:p>
      <text:p text:style-name="P5">void checkAllIsOnScreen(); </text:p>
      <text:p text:style-name="P5">void checkIsOnScreen(int featid); </text:p>
      <text:p text:style-name="P5">void addPolygonToMap(int feat_id, Matrix *map, double Xi, double Yi, double res_x, double res_y); </text:p>
      <text:p text:style-name="P5">Matrix mapPolygon(int feat_id, double res_x, double res_y); </text:p>
      <text:p text:style-name="P5">double angle2D(double X1, double Y1, double X2, double Y2); </text:p>
      <text:p text:style-name="P5"/>
      <text:p text:style-name="P5">public: </text:p>
      <text:p text:style-name="P5">DemFeatures(); </text:p>
      <text:p text:style-name="P5">FeatureClass * getFeatureClass(int featid); </text:p>
      <text:p text:style-name="P5">string getFeatureTypeName(int featid); </text:p>
      <text:p text:style-name="P5">int loadFeatures(char *filename, int mode, bool append); </text:p>
      <text:p text:style-name="P5">int saveFeatures(char *filename, int mode, bool append); </text:p>
      <text:p text:style-name="P5">DemFeature getFeature(int feat); // Read only </text:p>
      <text:p text:style-name="P5">void showFeatures(bool full); </text:p>
      <text:p text:style-name="P5">void showClasses(); </text:p>
      <text:p text:style-name="P5">int selectedFeature() { return selected_feat; }; </text:p>
      <text:p text:style-name="P5">void setSelectedFeature(int _ft) { selected_feat = _ft; }; </text:p>
      <text:p text:style-name="P5">int selectedPoint() { return selected_pt; }; </text:p>
      <text:p text:style-name="P5">void setSelectedPoint(int _pt) { selected_pt = _pt; }; </text:p>
      <text:p text:style-name="P5">int addNewFeature(string name, string fdesc, int fclass, int ftype, int layer); // Returns feature id </text:p>
      <text:p text:style-name="P5">int deleteFeature(int featid); </text:p>
      <text:p text:style-name="P5">int copyFeature(int featid, double shift); </text:p>
      <text:p text:style-name="P5">void addNewPoint(int featid, int pointid, double X, double Y, double Z); // Returns point id </text:p>
      <text:p text:style-name="P5">void updatePoint(int featid, int pointid, double X, double Y, double Z); </text:p>
      <text:p text:style-name="P5"><text:soft-page-break/>void update2DPoint(int featid, int pointid, double lx, double ly, double rx, double ry); </text:p>
      <text:p text:style-name="P5">int deletePoint(int featid, int pointid); </text:p>
      <text:p text:style-name="P5">void setName(int featid, string _name); </text:p>
      <text:p text:style-name="P5">string getName(int featid); </text:p>
      <text:p text:style-name="P5">void setDescription(int featid, string _desc); </text:p>
      <text:p text:style-name="P5">string getDescription(int featid); </text:p>
      <text:p text:style-name="P5">void setFeatureClassId(int featid, int fclass); </text:p>
      <text:p text:style-name="P5">int getFeatureClassId(int featid); </text:p>
      <text:p text:style-name="P5">void setFeatureType(int featid, int ftype); </text:p>
      <text:p text:style-name="P5">int getFeatureType(int featid); </text:p>
      <text:p text:style-name="P5">void setLayer(int featid, int layer); </text:p>
      <text:p text:style-name="P5">int getLayer(int featid); </text:p>
      <text:p text:style-name="P5">int getNumPoints(int featid); </text:p>
      <text:p text:style-name="P5">int getNumFeatures() { return features.size(); }; </text:p>
      <text:p text:style-name="P5">int addFeatureClass(string name, string description, int ccolor, int fcolor); // Return class id </text:p>
      <text:p text:style-name="P5">int addFeatureClass(FeatureClass fc); // Return class id </text:p>
      <text:p text:style-name="P5">void setFeatureClass(int classid, FeatureClass fc); </text:p>
      <text:p text:style-name="P5">int getNearestFeature(double X, double Y, double Z); </text:p>
      <text:p text:style-name="P5">void addFeaturesToPairList(MatchingPointsList *mpl, bool usePolygons); </text:p>
      <text:p text:style-name="P5">Matrix createPolygonMap(double Xi, double Yi, double Xf, double Yf, double res_x, double res_y); </text:p>
      <text:p text:style-name="P5">bool isInside(int feat_id, double X, double Y); </text:p>
      <text:p text:style-name="P5">void calculateBoundingBox(int feat_id, double &amp;Xi, double &amp;Yi, double &amp;Xf, double &amp;Yf); </text:p>
      <text:p text:style-name="P5">double interpolateXYPolygon(int feat_id, double X, double Y, double D0); </text:p>
      <text:p text:style-name="P5">string getFeaturesList(); </text:p>
      <text:p text:style-name="P5">string getFeaturesToDisplay(int mode=0); </text:p>
      <text:p text:style-name="P5">void setImagePairSize(int lw, int lh, int rw, int rh);</text:p>
      <text:p text:style-name="Horizontal_20_Line"/>
      <text:p text:style-name="P2">Methods description:</text:p>
      <text:p text:style-name="P2"/>
      <text:p text:style-name="P3">Private:</text:p>
      <text:p text:style-name="P2"/>
      <text:p text:style-name="P2">Genaral notes:</text:p>
      <text:p text:style-name="P4">Features ranges from 1 to N in any function call. Ranges from 0 to N-1 if variable “features” is used directly.</text:p>
      <text:p text:style-name="P2"/>
      <text:p text:style-name="P5">int loadFeatSp165(char *filename, bool append);</text:p>
      <text:p text:style-name="P4">Load features from text file as E-FOTO Stereoplotter version 1.65.</text:p>
      <text:p text:style-name="P5"/>
      <text:p text:style-name="P5">int saveFeatSp165(char *filename, bool append); </text:p>
      <text:p text:style-name="P4">Save features from text file as E-FOTO Stereoplotter version 1.65.</text:p>
      <text:p text:style-name="P5"/>
      <text:p text:style-name="P5">void convertClassesIdsFromSp165(); </text:p>
      <text:p text:style-name="P4">After loading SP 1.65 file format, convert from former classes ID to new classes ID, used in this version.</text:p>
      <text:p text:style-name="P5"/>
      <text:p text:style-name="P5">int getClassIdToSp165(int new_class); </text:p>
      <text:p text:style-name="P4">Returns SP 1.65 class ID from current format, according to a giving class ID.</text:p>
      <text:p text:style-name="P5"/>
      <text:p text:style-name="P5">void createClassesFromSp165(); </text:p>
      <text:p text:style-name="P4">Create the new class structure based on SP 1.65 class format.</text:p>
      <text:p text:style-name="P4"/>
      <text:p text:style-name="P5"/>
      <text:p text:style-name="P5"><text:soft-page-break/>void calculateFeaturesAttributes(); </text:p>
      <text:p text:style-name="P4">Control automatic attributes data updating for all features.</text:p>
      <text:p text:style-name="P5"/>
      <text:p text:style-name="P5">void calculateFeatureAttributes(int featid); </text:p>
      <text:p text:style-name="P4">Update feature attribures from a given feature.</text:p>
      <text:p text:style-name="P5"/>
      <text:p text:style-name="P5">void calculateCentroid(int featid); </text:p>
      <text:p text:style-name="P4">Calculate the centroid from a given feature.</text:p>
      <text:p text:style-name="P5"/>
      <text:p text:style-name="P5">void calculatePerimeter(int featid); </text:p>
      <text:p text:style-name="P4">Calculate the perimeter from a given feature.</text:p>
      <text:p text:style-name="P5"/>
      <text:p text:style-name="P5">void calculateArea(int featid); </text:p>
      <text:p text:style-name="P4">Calculate the area from a given feature.</text:p>
      <text:p text:style-name="P5"/>
      <text:p text:style-name="P5">void checkAllIsOnScreen(); </text:p>
      <text:p text:style-name="P4">This function runs checkIsOnScreen(featid) for all features. It is used in loadFeatSp165().</text:p>
      <text:p text:style-name="P5"/>
      <text:p text:style-name="P5">void checkIsOnScreen(int featid); </text:p>
      <text:p text:style-name="P4">This function checks is a feature is present in no image, left image, right image or both.</text:p>
      <text:p text:style-name="P4">The feature flag is_on_screen is modified.</text:p>
      <text:p text:style-name="P5"/>
      <text:p text:style-name="P5">void addPolygonToMap(int feat_id, Matrix *map, double Xi, double Yi, double res_x, double res_y); </text:p>
      <text:p text:style-name="P4">This function adds a polygon to the polygons map.</text:p>
      <text:p text:style-name="P5"/>
      <text:p text:style-name="P5">Matrix mapPolygon(int feat_id, double res_x, double res_y); </text:p>
      <text:p text:style-name="P4">Create a temporary grid filled with the drawn polygon, based on its bounding box coordinates.</text:p>
      <text:p text:style-name="P5"/>
      <text:p text:style-name="P6">double angle2D(double X1, double Y1, double X2, double Y2); </text:p>
      <text:p text:style-name="P4">Function developed to support the function isInside(). <text:s/>Calculates the angle between two points.</text:p>
      <text:p text:style-name="Standard"/>
      <text:p text:style-name="Standard"/>
      <text:p text:style-name="P7">Public:</text:p>
      <text:p text:style-name="Standard"/>
      <text:p text:style-name="P5">DemFeatures();</text:p>
      <text:p text:style-name="P4">Constructor.</text:p>
      <text:p text:style-name="P5"/>
      <text:p text:style-name="P5">FeatureClass * getFeatureClass(int featid); </text:p>
      <text:p text:style-name="P4">Returns a pointer to FeatureClass structure.</text:p>
      <text:p text:style-name="P5"/>
      <text:p text:style-name="P5">string getFeatureTypeName(int featid); </text:p>
      <text:p text:style-name="P4">Returns the name of feature type. They are: point, line or polygon.</text:p>
      <text:p text:style-name="P5"/>
      <text:p text:style-name="P5">int loadFeatures(char *filename, int mode, bool append); </text:p>
      <text:p text:style-name="P4">Load features. Currently only SP 1.65 file format.</text:p>
      <text:p text:style-name="P5"/>
      <text:p text:style-name="P5">int saveFeatures(char *filename, int mode, bool append); </text:p>
      <text:p text:style-name="P4">Save features. Currently only SP 1.65 file format.</text:p>
      <text:p text:style-name="P5"/>
      <text:p text:style-name="P5">DemFeature getFeature(int feat); // Read only </text:p>
      <text:p text:style-name="P4">Get copy of one feature structure. Do not read directly features from memory. Many controls like <text:soft-page-break/>attributes and is on screen are manipulated by the program.</text:p>
      <text:p text:style-name="P4"/>
      <text:p text:style-name="P5">void showFeatures(bool full); </text:p>
      <text:p text:style-name="P4">Print features on screen. Full set to true prints the points coordinates too.</text:p>
      <text:p text:style-name="P5"/>
      <text:p text:style-name="P5">void showClasses(); </text:p>
      <text:p text:style-name="P4">Print classes list on screen.</text:p>
      <text:p text:style-name="P5"/>
      <text:p text:style-name="P5">int selectedFeature() { return selected_feat; }; </text:p>
      <text:p text:style-name="P4">Retuns the selected feature id.</text:p>
      <text:p text:style-name="P5"/>
      <text:p text:style-name="P5">void setSelectedFeature(int _ft) { selected_feat = _ft; }; </text:p>
      <text:p text:style-name="P4">Change selected feature id.</text:p>
      <text:p text:style-name="P5"/>
      <text:p text:style-name="P5">int selectedPoint() { return selected_pt; }; </text:p>
      <text:p text:style-name="P4">Retuns the selected point id.</text:p>
      <text:p text:style-name="P5"/>
      <text:p text:style-name="P5">void setSelectedPoint(int _pt) { selected_pt = _pt; }; </text:p>
      <text:p text:style-name="P4">Change selected point id.</text:p>
      <text:p text:style-name="P5"/>
      <text:p text:style-name="P5">int addNewFeature(string name, string fdesc, int fclass, int ftype, int layer); // Returns feature id </text:p>
      <text:p text:style-name="P4">Add new feature. New features must be added from here, once this fuction control attributes updating.</text:p>
      <text:p text:style-name="P5"/>
      <text:p text:style-name="P5">int deleteFeature(int featid); </text:p>
      <text:p text:style-name="P4">Delete feature.</text:p>
      <text:p text:style-name="P5"/>
      <text:p text:style-name="P5">int copyFeature(int featid, double shift); </text:p>
      <text:p text:style-name="P4">Create a new feature by coping the feature 'featureid' and moving 'shift' meters in 3D space.</text:p>
      <text:p text:style-name="P5"/>
      <text:p text:style-name="P5">void addNewPoint(int featid, int pointid, double X, double Y, double Z); // Returns point id </text:p>
      <text:p text:style-name="P4">Add new point.</text:p>
      <text:p text:style-name="P5"/>
      <text:p text:style-name="P5">void updatePoint(int featid, int pointid, double X, double Y, double Z); </text:p>
      <text:p text:style-name="P4">Update 3D point data.</text:p>
      <text:p text:style-name="P5"/>
      <text:p text:style-name="P5">void update2DPoint(int featid, int pointid, double lx, double ly, double rx, double ry); </text:p>
      <text:p text:style-name="P4">Update 2D point data.</text:p>
      <text:p text:style-name="P5"/>
      <text:p text:style-name="P5">int deletePoint(int featid, int pointid); </text:p>
      <text:p text:style-name="P4">Delete point.</text:p>
      <text:p text:style-name="P5"/>
      <text:p text:style-name="P5">void setName(int featid, string _name); </text:p>
      <text:p text:style-name="P4">Change feature name. Name here is the equivalent SP 1.65 description variable.</text:p>
      <text:p text:style-name="P5"/>
      <text:p text:style-name="P5">string getName(int featid); </text:p>
      <text:p text:style-name="P4">Return feature name.</text:p>
      <text:p text:style-name="P5"/>
      <text:p text:style-name="P5">void setDescription(int featid, string _desc); </text:p>
      <text:p text:style-name="P4">Set feature description. Description in this version is a text explaining the object.</text:p>
      <text:p text:style-name="P5"/>
      <text:p text:style-name="P5">string getDescription(int featid); </text:p>
      <text:p text:style-name="P4"><text:soft-page-break/>Return feature description.</text:p>
      <text:p text:style-name="P4"/>
      <text:p text:style-name="P5">void setFeatureClassId(int featid, int fclass); </text:p>
      <text:p text:style-name="P4">Set feature class ID.</text:p>
      <text:p text:style-name="P4"/>
      <text:p text:style-name="P5">int getFeatureClassId(int featid); </text:p>
      <text:p text:style-name="P4">Get feature class ID.</text:p>
      <text:p text:style-name="P5"/>
      <text:p text:style-name="P5">void setFeatureType(int featid, int ftype); </text:p>
      <text:p text:style-name="P4">Set feature type.</text:p>
      <text:p text:style-name="P5"/>
      <text:p text:style-name="P5">int getFeatureType(int featid); </text:p>
      <text:p text:style-name="P4">Get feature type.</text:p>
      <text:p text:style-name="P5"/>
      <text:p text:style-name="P5">void setLayer(int featid, int layer); </text:p>
      <text:p text:style-name="P4">Set feature layer.</text:p>
      <text:p text:style-name="P5"/>
      <text:p text:style-name="P5">int getLayer(int featid); </text:p>
      <text:p text:style-name="P4">Get feature layer.</text:p>
      <text:p text:style-name="P5"/>
      <text:p text:style-name="P5">int getNumPoints(int featid); </text:p>
      <text:p text:style-name="P4">Returns the feature number of points.</text:p>
      <text:p text:style-name="P5"/>
      <text:p text:style-name="P5">int getNumFeatures();</text:p>
      <text:p text:style-name="P4">Return the number of features.</text:p>
      <text:p text:style-name="P5"/>
      <text:p text:style-name="P5">int addFeatureClass(string name, string description, int ccolor, int fcolor); // Return class id </text:p>
      <text:p text:style-name="P4">Add new Feature Class.</text:p>
      <text:p text:style-name="P5"/>
      <text:p text:style-name="P5">int addFeatureClass(FeatureClass fc); // Return class id </text:p>
      <text:p text:style-name="P4">Add new Feature Class.</text:p>
      <text:p text:style-name="P5"/>
      <text:p text:style-name="P5">void setFeatureClass(int classid, FeatureClass fc); </text:p>
      <text:p text:style-name="P4">Change Feature Class data.</text:p>
      <text:p text:style-name="P5"/>
      <text:p text:style-name="P5">int getNearestFeature(double X, double Y, double Z); </text:p>
      <text:p text:style-name="P4">Returns the nearest feature from a given 3D point.</text:p>
      <text:p text:style-name="P5"/>
      <text:p text:style-name="P5">void addFeaturesToPairList(MatchingPointsList *mpl, bool usePolygons); </text:p>
      <text:p text:style-name="P4">Convert features to Matching Point List format.</text:p>
      <text:p text:style-name="P5"/>
      <text:p text:style-name="P5">Matrix createPolygonMap(double Xi, double Yi, double Xf, double Yf, double res_x, double res_y); </text:p>
      <text:p text:style-name="P4">Create a map with all polygons.</text:p>
      <text:p text:style-name="P5"/>
      <text:p text:style-name="P5">bool isInside(int feat_id, double X, double Y); </text:p>
      <text:p text:style-name="P4">Check if a point is inside a given polygon.</text:p>
      <text:p text:style-name="P5"/>
      <text:p text:style-name="P5">void calculateBoundingBox(int feat_id, double &amp;Xi, double &amp;Yi, double &amp;Xf, double &amp;Yf); </text:p>
      <text:p text:style-name="P4">Calculate feature bounding box.</text:p>
      <text:p text:style-name="P5"/>
      <text:p text:style-name="P5">double interpolateXYPolygon(int feat_id, double X, double Y, double D0); </text:p>
      <text:p text:style-name="P4">Use Moving Average interpolator to calculate polygon Z coordinate.</text:p>
      <text:p text:style-name="P5"><text:soft-page-break/></text:p>
      <text:p text:style-name="P5">string getFeaturesList(); </text:p>
      <text:p text:style-name="P4">Convert feature to a list format, used in the interface table.</text:p>
      <text:p text:style-name="P5"/>
      <text:p text:style-name="P5">string getFeaturesToDisplay(int mode=0); </text:p>
      <text:p text:style-name="P4">Convert features to a text coded format. This is useful to use in graphic engines.</text:p>
      <text:p text:style-name="P4">Text format:</text:p>
      <text:p text:style-name="P4">&lt;no of features&gt;</text:p>
      <text:p text:style-name="P4">&lt;feat_1_type<text:tab/>no_of_points&gt;</text:p>
      <text:p text:style-name="P4">&lt;point data (X Y Z)&gt;</text:p>
      <text:p text:style-name="P4">&lt;feat_2_type<text:tab/>no_of_points&gt;</text:p>
      <text:p text:style-name="P4">&lt;...&gt;</text:p>
      <text:p text:style-name="P4"/>
      <text:p text:style-name="P5">void setImagePairSize(int lw, int lh, int rw, int rh);</text:p>
      <text:p text:style-name="P4">Set image pair size. This is used to check if a polygon lies or not inside each image.</text:p>
      <text:p text:style-name="P4"/>
      <text:p text:style-name="Horizontal_20_Line"/>
      <text:p text:style-name="P9">The E-FOTO Team</text:p>
      <text:p text:style-name="P10"/>
      <text:p text:style-name="P10">Class developed by: Marcelo Teixeira Silveira</text:p>
      <text:p text:style-name="P11">Document: Marcelo Teixeira Silveira</text:p>
      <text:p text:style-name="P11">Date: 2011-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1:55:24</dc:date>
    <dc:creator>Marcelo SIlveira</dc:creator>
    <meta:editing-duration>PT01H31M33S</meta:editing-duration>
    <meta:editing-cycles>16</meta:editing-cycles>
    <meta:generator>OpenOffice.org/3.2$Unix OpenOffice.org_project/320m12$Build-9483</meta:generator>
    <meta:document-statistic meta:table-count="0" meta:image-count="0" meta:object-count="0" meta:page-count="6" meta:paragraph-count="205" meta:word-count="1214" meta:character-count="9118"/>
  </office:meta>
</office:document-meta>
</file>